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684cm"/>
    </style:style>
    <style:style style:name="gr4" style:family="graphic" style:parent-style-name="standard">
      <style:graphic-properties draw:stroke="none" draw:fill="none" fo:min-height="6.656cm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draw:fill="none" fo:min-height="13.254cm"/>
    </style:style>
    <style:style style:name="gr7" style:family="graphic" style:parent-style-name="standard">
      <style:graphic-properties draw:stroke="none" draw:fill="none" fo:min-height="12.034cm"/>
    </style:style>
    <style:style style:name="gr8" style:family="graphic" style:parent-style-name="standard">
      <style:graphic-properties draw:stroke="none" draw:fill="none" fo:min-height="1.21cm"/>
    </style:style>
    <style:style style:name="gr9" style:family="graphic" style:parent-style-name="standard">
      <style:graphic-properties draw:stroke="none" draw:fill="none" fo:min-height="2.25cm"/>
    </style:style>
    <style:style style:name="gr10" style:family="graphic" style:parent-style-name="standard">
      <style:graphic-properties draw:stroke="none" draw:fill="none" fo:min-height="6.908cm"/>
    </style:style>
    <style:style style:name="gr11" style:family="graphic" style:parent-style-name="standard">
      <style:graphic-properties draw:stroke="none" draw:fill="none" fo:min-height="3.312cm"/>
    </style:style>
    <style:style style:name="gr12" style:family="graphic" style:parent-style-name="standard">
      <style:graphic-properties draw:stroke="none" draw:fill="none" fo:min-height="2.498cm"/>
    </style:style>
    <style:style style:name="gr13" style:family="graphic" style:parent-style-name="standard">
      <style:graphic-properties draw:stroke="none" draw:fill="none" fo:min-height="2.051cm"/>
    </style:style>
    <style:style style:name="gr14" style:family="graphic" style:parent-style-name="standard">
      <style:graphic-properties draw:stroke="none" draw:fill="none" fo:min-height="0.79cm"/>
    </style:style>
    <style:style style:name="gr15" style:family="graphic" style:parent-style-name="standard">
      <style:graphic-properties draw:stroke="none" draw:fill="none" fo:min-height="3.623cm"/>
    </style:style>
    <style:style style:name="gr16" style:family="graphic" style:parent-style-name="standard">
      <style:graphic-properties draw:stroke="none" draw:fill="none" fo:min-height="4.856cm"/>
    </style:style>
    <style:style style:name="gr17" style:family="graphic" style:parent-style-name="standard">
      <style:graphic-properties draw:stroke="none" draw:fill="none" fo:min-height="8.144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/>
      <style:text-properties fo:color="#4c1900" fo:font-size="22pt" fo:font-weight="bold"/>
    </style:style>
    <style:style style:name="P4" style:family="paragraph">
      <style:paragraph-properties fo:margin-top="0.42cm" fo:margin-bottom="0.35cm"/>
      <style:text-properties fo:color="#c90016" fo:font-size="26pt" style:font-size-asian="60pt" style:font-size-complex="60pt"/>
    </style:style>
    <style:style style:name="P5" style:family="paragraph">
      <style:paragraph-properties fo:margin-top="0.42cm" fo:margin-bottom="0.35cm"/>
      <style:text-properties fo:color="#000080" fo:font-size="10pt"/>
    </style:style>
    <style:style style:name="P6" style:family="paragraph">
      <style:paragraph-properties fo:margin-top="0.42cm" fo:margin-bottom="0.35cm"/>
      <style:text-properties fo:color="#c90016" fo:font-size="10pt"/>
    </style:style>
    <style:style style:name="P7" style:family="paragraph">
      <style:paragraph-properties fo:margin-top="0.42cm" fo:margin-bottom="0.35cm"/>
      <style:text-properties fo:font-size="22pt" fo:font-weight="bold"/>
    </style:style>
    <style:style style:name="P8" style:family="paragraph">
      <style:paragraph-properties fo:margin-top="0.42cm" fo:margin-bottom="0.35cm"/>
      <style:text-properties fo:color="#280099" fo:font-size="10pt"/>
    </style:style>
    <style:style style:name="P9" style:family="paragraph">
      <style:paragraph-properties fo:margin-top="0.42cm" fo:margin-bottom="0.35cm"/>
      <style:text-properties fo:font-size="22pt" style:text-underline-style="solid" style:text-underline-width="auto" style:text-underline-color="font-color" fo:font-weight="bold"/>
    </style:style>
    <style:style style:name="P10" style:family="paragraph">
      <style:paragraph-properties fo:margin-top="0.42cm" fo:margin-bottom="0.35cm"/>
      <style:text-properties fo:color="#b80047" fo:font-size="10pt"/>
    </style:style>
    <style:style style:name="P11" style:family="paragraph">
      <style:paragraph-properties fo:margin-top="0.42cm" fo:margin-bottom="0.35cm"/>
      <style:text-properties fo:color="#0000ff" fo:font-size="10pt"/>
    </style:style>
    <style:style style:name="P12" style:family="paragraph">
      <style:paragraph-properties fo:margin-top="0.42cm" fo:margin-bottom="0.35cm"/>
      <style:text-properties fo:color="#4b1f6f" fo:font-size="10pt"/>
    </style:style>
    <style:style style:name="P13" style:family="paragraph">
      <style:paragraph-properties fo:margin-top="0.42cm" fo:margin-bottom="0.35cm"/>
      <style:text-properties fo:color="#c5000b" fo:font-size="22pt" fo:font-weight="bold"/>
    </style:style>
    <style:style style:name="P14" style:family="paragraph">
      <style:paragraph-properties fo:margin-top="0.42cm" fo:margin-bottom="0.35cm"/>
      <style:text-properties fo:font-size="10pt"/>
    </style:style>
    <style:style style:name="P15" style:family="paragraph">
      <style:paragraph-properties fo:margin-top="0.42cm" fo:margin-bottom="0.35cm"/>
      <style:text-properties fo:font-size="11pt" style:font-size-asian="22pt" style:font-size-complex="22pt"/>
    </style:style>
    <style:style style:name="P16" style:family="paragraph">
      <style:paragraph-properties fo:margin-top="0.42cm" fo:margin-bottom="0.3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.42cm" fo:margin-bottom="0.35cm" fo:text-align="start"/>
      <style:text-properties fo:font-size="10pt"/>
    </style:style>
    <style:style style:name="P19" style:family="paragraph">
      <style:paragraph-properties fo:margin-top="0.42cm" fo:margin-bottom="0.35cm"/>
      <style:text-properties fo:color="#c90016" fo:font-size="22pt" fo:font-weight="bold"/>
    </style:style>
    <style:style style:name="T1" style:family="text">
      <style:text-properties fo:color="#ff0000" fo:font-size="66pt" style:font-size-asian="66pt" style:font-size-complex="66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0000" fo:font-size="88pt" style:font-size-asian="88pt" style:font-size-complex="88pt"/>
    </style:style>
    <style:style style:name="T6" style:family="text">
      <style:text-properties fo:color="#ff0000"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ff0000" fo:font-size="26pt" style:font-size-asian="26pt" style:font-size-complex="26pt"/>
    </style:style>
    <style:style style:name="T9" style:family="text">
      <style:text-properties fo:color="#0000ff" fo:font-size="26pt" style:font-size-asian="26pt" style:font-size-complex="26pt"/>
    </style:style>
    <style:style style:name="T10" style:family="text">
      <style:text-properties fo:color="#2300dc" fo:font-size="26pt" style:font-size-asian="26pt" style:font-size-complex="26pt"/>
    </style:style>
    <style:style style:name="T11" style:family="text">
      <style:text-properties fo:color="#008000" fo:font-size="26pt" style:font-size-asian="26pt" style:font-size-complex="26pt"/>
    </style:style>
    <style:style style:name="T12" style:family="text">
      <style:text-properties fo:color="#4c1900" fo:font-size="36pt" fo:font-weight="bold" style:font-size-asian="28pt" style:font-size-complex="28pt"/>
    </style:style>
    <style:style style:name="T13" style:family="text">
      <style:text-properties fo:color="#ff0000" fo:font-size="36pt" fo:font-weight="bold" style:font-size-asian="28pt" style:font-size-complex="28pt"/>
    </style:style>
    <style:style style:name="T14" style:family="text">
      <style:text-properties fo:color="#4c1900" fo:font-size="10pt"/>
    </style:style>
    <style:style style:name="T15" style:family="text">
      <style:text-properties fo:color="#c90016" fo:font-size="26pt" style:font-size-asian="60pt" style:font-size-complex="60pt"/>
    </style:style>
    <style:style style:name="T16" style:family="text">
      <style:text-properties fo:color="#000080" fo:font-size="26pt" style:font-size-asian="60pt" style:font-size-complex="60pt"/>
    </style:style>
    <style:style style:name="T17" style:family="text">
      <style:text-properties fo:font-size="32pt" fo:font-weight="bold" style:font-size-asian="26pt" style:font-size-complex="26pt"/>
    </style:style>
    <style:style style:name="T18" style:family="text">
      <style:text-properties fo:color="#ff0000" fo:font-size="32pt" fo:font-weight="bold" style:font-size-asian="26pt" style:font-size-complex="26pt"/>
    </style:style>
    <style:style style:name="T19" style:family="text">
      <style:text-properties fo:font-size="10pt"/>
    </style:style>
    <style:style style:name="T20" style:family="text">
      <style:text-properties fo:color="#280099" fo:font-size="26pt" style:font-size-asian="60pt" style:font-size-complex="60pt"/>
    </style:style>
    <style:style style:name="T21" style:family="text">
      <style:text-properties fo:font-size="48pt" fo:font-weight="bold" style:font-size-asian="40pt" style:font-size-complex="40pt"/>
    </style:style>
    <style:style style:name="T22" style:family="text">
      <style:text-properties fo:color="#ff0000" fo:font-size="48pt" fo:font-weight="bold" style:font-size-asian="40pt" style:font-size-complex="40pt"/>
    </style:style>
    <style:style style:name="T23" style:family="text">
      <style:text-properties fo:font-size="18pt" style:font-size-asian="40pt" style:font-size-complex="40pt"/>
    </style:style>
    <style:style style:name="T24" style:family="text">
      <style:text-properties fo:font-size="24pt" style:font-size-asian="54pt" style:font-size-complex="54pt"/>
    </style:style>
    <style:style style:name="T25" style:family="text">
      <style:text-properties fo:font-size="44pt" style:text-underline-style="solid" style:text-underline-width="auto" style:text-underline-color="font-color" fo:font-weight="bold" style:font-size-asian="36pt" style:font-size-complex="36pt"/>
    </style:style>
    <style:style style:name="T26" style:family="text">
      <style:text-properties fo:color="#ff0000" fo:font-size="44pt" style:text-underline-style="solid" style:text-underline-width="auto" style:text-underline-color="font-color" fo:font-weight="bold" style:font-size-asian="36pt" style:font-size-complex="36pt"/>
    </style:style>
    <style:style style:name="T27" style:family="text">
      <style:text-properties fo:font-size="10pt" style:text-underline-style="solid" style:text-underline-width="auto" style:text-underline-color="font-color"/>
    </style:style>
    <style:style style:name="T28" style:family="text">
      <style:text-properties fo:color="#b80047" fo:font-size="36pt" style:font-size-asian="80pt" style:font-size-complex="80pt"/>
    </style:style>
    <style:style style:name="T29" style:family="text">
      <style:text-properties fo:color="#0000ff" fo:font-size="32pt" style:font-size-asian="72pt" style:font-size-complex="72pt"/>
    </style:style>
    <style:style style:name="T30" style:family="text">
      <style:text-properties fo:color="#b80047" fo:font-size="32pt" style:font-size-asian="72pt" style:font-size-complex="72pt"/>
    </style:style>
    <style:style style:name="T31" style:family="text">
      <style:text-properties fo:font-size="40pt" fo:font-weight="bold" style:font-size-asian="32pt" style:font-size-complex="32pt"/>
    </style:style>
    <style:style style:name="T32" style:family="text">
      <style:text-properties fo:color="#4b1f6f" fo:font-size="36pt" style:font-size-asian="80pt" style:font-size-complex="80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c5000b" fo:font-size="24pt" fo:font-weight="bold" style:font-size-asian="20pt" style:font-size-complex="20pt"/>
    </style:style>
    <style:style style:name="T35" style:family="text">
      <style:text-properties fo:color="#c5000b" fo:font-size="10pt"/>
    </style:style>
    <style:style style:name="T36" style:family="text">
      <style:text-properties fo:font-size="22pt" style:font-size-asian="48pt" style:font-size-complex="48pt"/>
    </style:style>
    <style:style style:name="T37" style:family="text">
      <style:text-properties fo:color="#c90016" fo:font-size="22pt" fo:font-weight="bold"/>
    </style:style>
    <style:style style:name="T38" style:family="text">
      <style:text-properties fo:color="#4b1f6f" fo:font-size="32pt" style:font-size-asian="72pt" style:font-size-complex="72pt"/>
    </style:style>
    <style:style style:name="T39" style:family="text">
      <style:text-properties fo:color="#c90016" fo:font-size="28pt" style:font-size-asian="66pt" style:font-size-complex="66pt"/>
    </style:style>
    <style:style style:name="T40" style:family="text">
      <style:text-properties fo:font-size="20pt" style:font-size-asian="44pt" style:font-size-complex="44pt"/>
    </style:style>
    <style:style style:name="T41" style:family="text">
      <style:text-properties fo:color="#c90016" fo:font-size="26pt" fo:font-weight="bold" style:font-size-asian="22pt" style:font-size-complex="22pt"/>
    </style:style>
    <style:style style:name="T42" style:family="text">
      <style:text-properties fo:color="#c90016" fo:font-size="24pt" fo:font-weight="bold" style:font-size-asian="20pt" style:font-size-complex="20pt"/>
    </style:style>
    <style:style style:name="T43" style:family="text">
      <style:text-properties fo:font-size="16pt" style:font-size-asian="36pt" style:font-size-complex="36pt"/>
    </style:style>
    <style:style style:name="T4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size-asian="36pt" style:font-size-complex="36pt"/>
    </style:style>
    <style:style style:name="T45" style:family="text">
      <style:text-properties fo:color="#c90016" fo:font-size="10pt"/>
    </style:style>
    <style:style style:name="T4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4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4.5cm" svg:height="15.714cm" svg:x="2.5cm" svg:y="1cm">
          <draw:text-box>
            <text:p text:style-name="P1"><text:span text:style-name="T1">L</text:span><text:span text:style-name="T2">inux </text:span><text:span text:style-name="T1">C</text:span><text:span text:style-name="T2">ampus </text:span><text:span text:style-name="T1">C</text:span><text:span text:style-name="T2">lub</text:span></text:p>
            <text:p text:style-name="P1"><text:span text:style-name="T3">SJCE</text:span></text:p>
            <text:p/>
            <text:p/>
            <text:p text:style-name="P1"/>
            <text:p text:style-name="P1"/>
            <text:p text:style-name="P1"><text:span text:style-name="T4">Welcomes you all to a Session on</text:span> </text:p>
            <text:p text:style-name="P1"/>
            <text:p text:style-name="P1"/>
            <text:p text:style-name="P1"/>
            <text:p text:style-name="P1"/>
            <text:p text:style-name="P1"><text:span text:style-name="T5">Shell Scripting</text:span><text:span text:style-name="T6"> </text:span></text:p>
            <text:p text:style-name="P1"/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layer="layout" svg:width="25.5cm" svg:height="17.214cm" svg:x="1.5cm" svg:y="1.5cm">
          <draw:text-box>
            <text:p text:id="id1"><text:span text:style-name="T7">1) </text:span><text:span text:style-name="T8">Cloud Speak</text:span><text:span text:style-name="T7"> ( A Text To Speech Converter – an Example of </text:span><text:span text:style-name="T9">Cloud Computing</text:span><text:span text:style-name="T7"> ) </text:span></text:p>
            <text:p/>
            <text:p text:id="id2"><text:span text:style-name="T7">2) </text:span><text:span text:style-name="T8">Notifications</text:span><text:span text:style-name="T7"> ( How to make your computer warn you about upcoming tasks)</text:span></text:p>
            <text:p/>
            <text:p text:id="id3"><text:span text:style-name="T7">3) </text:span><text:span text:style-name="T8">To-Do-List </text:span><text:span text:style-name="T7">( How to make your computer remind you things )</text:span></text:p>
            <text:p/>
            <text:p text:id="id4"><text:span text:style-name="T7">4) </text:span><text:span text:style-name="T8">Cricket Score</text:span><text:span text:style-name="T10"> in your terminal</text:span><text:span text:style-name="T7">!!!</text:span></text:p>
            <text:p/>
            <text:p text:id="id5"><text:span text:style-name="T7">5)</text:span><text:span text:style-name="T8"> LCC-Spammer</text:span><text:span text:style-name="T7"> ( LCC Website exploited to send spam mails – </text:span><text:span text:style-name="T11">a primitive hacking</text:span><text:span text:style-name="T7"> <text:s/>)</text:span></text:p>
            <text:p/>
            <text:p text:id="id6"><text:span text:style-name="T7">6) </text:span><text:span text:style-name="T8">SJCE Result Extraction </text:span><text:span text:style-name="T7">( Anyone can see your result !!! ) </text:span></text:p>
            <text:p/>
            <text:p/>
            <text:p><text:span text:style-name="T7"><text:s/>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0;height" smil:keyTimes="0;1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0;height" smil:keyTimes="0;1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0;height" smil:keyTimes="0;1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0;height" smil:keyTimes="0;1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3" draw:layer="layout" svg:width="23.5cm" svg:height="2.487cm" svg:x="2cm" svg:y="0.669cm">
          <draw:text-box>
            <text:p text:style-name="P2"><text:span text:style-name="T12">What is </text:span><text:span text:style-name="T13">Linux Shell</text:span><text:span text:style-name="T12"> ?</text:span></text:p>
            <text:p text:style-name="P2"><text:span text:style-name="T14"/></text:p>
          </draw:text-box>
        </draw:frame>
        <draw:frame draw:style-name="gr4" draw:text-style-name="P4" draw:layer="layout" svg:width="20.96cm" svg:height="6.906cm" svg:x="2cm" svg:y="4cm">
          <draw:text-box>
            <text:p text:id="id7" text:style-name="P2"><text:span text:style-name="T15">Shell accepts your instruction or commands in English (mostly) and if its a valid command, it is passed to the kernel.</text:span></text:p>
          </draw:text-box>
        </draw:frame>
        <draw:frame draw:style-name="gr5" draw:text-style-name="P5" draw:layer="layout" svg:width="22.5cm" svg:height="2.301cm" svg:x="4.5cm" svg:y="8.5cm">
          <draw:text-box>
            <text:p text:id="id8" text:style-name="P2"><text:span text:style-name="T16">Shell is a user program or it's environment provided for user interaction.</text:span></text:p>
          </draw:text-box>
        </draw:frame>
        <draw:frame draw:style-name="gr5" draw:text-style-name="P6" draw:layer="layout" svg:width="22cm" svg:height="2.301cm" svg:x="2cm" svg:y="12.5cm">
          <draw:text-box>
            <text:p text:id="id9" text:style-name="P2"><text:span text:style-name="T15">Shell is not part of system kernel, but uses the system kernel to execute programs, create files etc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7" draw:layer="layout" svg:width="15cm" svg:height="2.331cm" svg:x="3cm" svg:y="2.066cm">
          <draw:text-box>
            <text:p text:style-name="P2"><text:span text:style-name="T17">What is </text:span><text:span text:style-name="T18">Shell Script</text:span><text:span text:style-name="T17"> ?</text:span></text:p>
            <text:p text:style-name="P2"><text:span text:style-name="T19"/></text:p>
          </draw:text-box>
        </draw:frame>
        <draw:frame draw:style-name="gr5" draw:text-style-name="P8" draw:layer="layout" svg:width="23.197cm" svg:height="3.326cm" svg:x="2cm" svg:y="5.674cm">
          <draw:text-box>
            <text:p text:id="id10" text:style-name="P2"><text:span text:style-name="T20">Storing the sequence of command to a text file and telling the shell to execute this text file instead of entering each and every command in seri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7" draw:layer="layout" svg:width="25.5cm" svg:height="15.608cm" svg:x="1.5cm" svg:y="1.996cm">
          <draw:text-box>
            <text:p text:style-name="P2"><text:span text:style-name="T21">Why to Write </text:span><text:span text:style-name="T22">Shell Script</text:span><text:span text:style-name="T21"> ?</text:span></text:p>
            <text:p text:style-name="P2"><text:span text:style-name="T23"/></text:p>
            <text:list text:style-name="L2">
              <text:list-item>
                <text:p text:id="id11" text:style-name="P2"><text:span text:style-name="T24">Shell script can take input from user, file and output them on <text:s text:c="3"/></text:span><text:span text:style-name="T24"><text:tab/></text:span><text:span text:style-name="T24">screen.</text:span></text:p>
              </text:list-item>
              <text:list-item>
                <text:p text:id="id12" text:style-name="P2"><text:span text:style-name="T24">Useful to create our own commands.</text:span></text:p>
              </text:list-item>
              <text:list-item>
                <text:p text:id="id13" text:style-name="P2"><text:span text:style-name="T24">Save lots of time.</text:span></text:p>
              </text:list-item>
              <text:list-item>
                <text:p text:id="id14" text:style-name="P2"><text:span text:style-name="T24">To automate some task of day today life.</text:span></text:p>
              </text:list-item>
              <text:list-item>
                <text:p text:id="id15" text:style-name="P2"><text:span text:style-name="T24">System Administration part can also be automated.</text:span></text:p>
              </text:list-item>
              <text:list-item>
                <text:p text:id="id16" text:style-name="P2"><text:span text:style-name="T24">Its one of the powerful methods to get service from your system and to know how powerful your system is. <text:s/></text:span></text:p>
                <text:p text:style-name="P2"><text:span text:style-name="T23"/></text:p>
                <text:p text:style-name="P2"><text:span text:style-name="T2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9" draw:layer="layout" svg:width="25cm" svg:height="2.801cm" svg:x="1.5cm" svg:y="0.963cm">
          <draw:text-box>
            <text:p text:style-name="P2"><text:span text:style-name="T25">How to write </text:span><text:span text:style-name="T26">shell script</text:span><text:span text:style-name="T25"> ?</text:span></text:p>
            <text:p text:style-name="P2"><text:span text:style-name="T27"/></text:p>
          </draw:text-box>
        </draw:frame>
        <draw:frame draw:style-name="gr5" draw:text-style-name="P10" draw:layer="layout" svg:width="13.5cm" svg:height="1.673cm" svg:x="2.5cm" svg:y="4.805cm">
          <draw:text-box>
            <text:p text:id="id17" text:style-name="P2"><text:span text:style-name="T28">write the code.</text:span></text:p>
          </draw:text-box>
        </draw:frame>
        <draw:frame draw:style-name="gr5" draw:text-style-name="P11" draw:layer="layout" svg:width="16.959cm" svg:height="2.783cm" svg:x="3.541cm" svg:y="7.861cm">
          <draw:text-box>
            <text:p text:id="id18" text:style-name="P2"><text:span text:style-name="T29">set execute permission for your script</text:span></text:p>
          </draw:text-box>
        </draw:frame>
        <draw:frame draw:style-name="gr5" draw:text-style-name="P10" draw:layer="layout" svg:width="12cm" svg:height="1.517cm" svg:x="2.5cm" svg:y="12.013cm">
          <draw:text-box>
            <text:p text:id="id19" text:style-name="P2"><text:span text:style-name="T30">Execute your scrip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7" draw:layer="layout" svg:width="18.886cm" svg:height="2.64cm" svg:x="1.614cm" svg:y="0.36cm">
          <draw:text-box>
            <text:p text:style-name="P2"><text:span text:style-name="T31">Variables in Shell</text:span></text:p>
            <text:p text:style-name="P2"><text:span text:style-name="T19"/></text:p>
          </draw:text-box>
        </draw:frame>
        <draw:frame draw:style-name="gr5" draw:text-style-name="P12" draw:layer="layout" svg:width="15.5cm" svg:height="1.673cm" svg:x="2.5cm" svg:y="2.827cm">
          <draw:text-box>
            <text:p text:style-name="P2"><text:span text:style-name="T32">System variables</text:span></text:p>
          </draw:text-box>
        </draw:frame>
        <draw:frame draw:style-name="gr7" draw:layer="layout" svg:width="25.5cm" svg:height="12.284cm" svg:x="1.5cm" svg:y="4.716cm">
          <draw:text-box>
            <text:p><text:span text:style-name="T33">BASH=/bin/bash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Our shell name</text:span></text:p>
            <text:p><text:span text:style-name="T33">BASH_VERSION=1.14.7(1)</text:span><text:span text:style-name="T33"><text:tab/></text:span><text:span text:style-name="T33"><text:tab/></text:span><text:span text:style-name="T33"><text:tab/></text:span><text:span text:style-name="T33">Our shell version name</text:span></text:p>
            <text:p><text:span text:style-name="T33">COLUMNS=80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No. of columns for our screen</text:span></text:p>
            <text:p><text:span text:style-name="T33">HOME=/home/vivek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Our home directory</text:span></text:p>
            <text:p><text:span text:style-name="T33">LINES=25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No. of columns for our screen</text:span></text:p>
            <text:p><text:span text:style-name="T33">LOGNAME=students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Our logging name</text:span></text:p>
            <text:p><text:span text:style-name="T33">OSTYPE=Linux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Our Os type</text:span></text:p>
            <text:p><text:span text:style-name="T33">PATH=/usr/bin:/sbin:/bin:/usr/sbin</text:span><text:span text:style-name="T33"><text:tab/></text:span><text:span text:style-name="T33">Our path settings</text:span></text:p>
            <text:p><text:span text:style-name="T33">PS1=[\u@\h \W]\$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Our prompt settings</text:span></text:p>
            <text:p><text:span text:style-name="T33">PWD=/home/students/Common</text:span><text:span text:style-name="T33"><text:tab/></text:span><text:span text:style-name="T33"><text:tab/></text:span><text:span text:style-name="T33">Our current working directory</text:span></text:p>
            <text:p><text:span text:style-name="T33">SHELL=/bin/bash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Our shell name</text:span></text:p>
            <text:p><text:span text:style-name="T33">USERNAME=vivek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User name who is currently login 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to this P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13" draw:layer="layout" svg:width="22cm" svg:height="2.009cm" svg:x="1.5cm" svg:y="2cm">
          <draw:text-box>
            <text:p text:style-name="P2"><text:span text:style-name="T34">How to define User defined variables (UDV)</text:span></text:p>
            <text:p text:style-name="P2"><text:span text:style-name="T35"/></text:p>
          </draw:text-box>
        </draw:frame>
        <draw:frame draw:style-name="gr8" draw:text-style-name="P14" draw:layer="layout" svg:width="9.168cm" svg:height="2.407cm" svg:x="3.5cm" svg:y="3cm">
          <draw:text-box>
            <text:p text:style-name="P2"><text:span text:style-name="T36">Syntax: </text:span></text:p>
            <text:p text:style-name="P2"><text:span text:style-name="T36">variable name=value</text:span></text:p>
          </draw:text-box>
        </draw:frame>
        <draw:frame draw:style-name="gr3" draw:text-style-name="P7" draw:layer="layout" svg:width="24.429cm" svg:height="1.934cm" svg:x="1.571cm" svg:y="6.066cm">
          <draw:text-box>
            <text:p text:style-name="P2"><text:span text:style-name="T37">Rules for Naming variable name (Both UDV and System Variable)</text:span></text:p>
            <text:p text:style-name="P2"><text:span text:style-name="T19"/></text:p>
          </draw:text-box>
        </draw:frame>
        <draw:frame draw:style-name="gr5" draw:text-style-name="P14" draw:layer="layout" svg:width="21.741cm" svg:height="1.673cm" svg:x="2.5cm" svg:y="8cm">
          <draw:text-box>
            <text:p text:id="id20" text:style-name="P2"><text:span text:style-name="T23">(1) Variable name must begin with Alphanumeric character or underscore character (_), followed by one or more Alphanumeric character.</text:span></text:p>
          </draw:text-box>
        </draw:frame>
        <draw:frame draw:style-name="gr5" draw:text-style-name="P14" draw:layer="layout" svg:width="21.5cm" svg:height="1.673cm" svg:x="2.5cm" svg:y="10.327cm">
          <draw:text-box>
            <text:p text:id="id21" text:style-name="P2"><text:span text:style-name="T23">(2) Don't put spaces on either side of the equal sign when assigning value to a variable.</text:span></text:p>
          </draw:text-box>
        </draw:frame>
        <draw:frame draw:style-name="gr5" draw:text-style-name="P14" draw:layer="layout" svg:width="21cm" svg:height="0.962cm" svg:x="2.5cm" svg:y="12.5cm">
          <draw:text-box>
            <text:p text:id="id22" text:style-name="P2"><text:span text:style-name="T23">(3) Variables are case-sensitive, just like filename in Linux. </text:span></text:p>
          </draw:text-box>
        </draw:frame>
        <draw:frame draw:style-name="gr5" draw:text-style-name="P14" draw:layer="layout" svg:width="22.5cm" svg:height="3.224cm" svg:x="2.5cm" svg:y="14.065cm">
          <draw:text-box>
            <text:p text:id="id23" text:style-name="P2"><text:span text:style-name="T23">(4) You can define NULL variable as follows </text:span></text:p>
            <text:p text:id="id24" text:style-name="P2"><text:span text:style-name="T23"><text:tab/></text:span><text:span text:style-name="T23"><text:tab/></text:span><text:span text:style-name="T23">$lcc=</text:span></text:p>
            <text:p text:id="id25" text:style-name="P2"><text:span text:style-name="T23"><text:tab/></text:span><text:span text:style-name="T23"><text:tab/></text:span><text:span text:style-name="T23">$lcc=””</text:span></text:p>
          </draw:text-box>
        </draw:frame>
        <draw:frame draw:style-name="gr5" draw:text-style-name="P12" draw:layer="layout" svg:width="17.5cm" svg:height="1.517cm" svg:x="1.5cm" svg:y="0.483cm">
          <draw:text-box>
            <text:p text:style-name="P2"><text:span text:style-name="T38">User defined variables (UDV) 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7" draw:layer="layout" svg:width="22.833cm" svg:height="1.934cm" svg:x="1.667cm" svg:y="1.066cm">
          <draw:text-box>
            <text:p text:id="id26" text:style-name="P2"><text:span text:style-name="T37">How to print or access value of UDV (User defined variables)</text:span></text:p>
            <text:p text:style-name="P2"><text:span text:style-name="T19"/></text:p>
          </draw:text-box>
        </draw:frame>
        <draw:frame draw:style-name="gr8" draw:text-style-name="P14" draw:layer="layout" svg:width="9.696cm" svg:height="2.559cm" svg:x="3.804cm" svg:y="2.441cm">
          <draw:text-box>
            <text:p text:id="id27" text:style-name="P2"><text:span text:style-name="T24">Syntax: </text:span></text:p>
            <text:p text:id="id28" text:style-name="P2"><text:span text:style-name="T24">$variablename</text:span></text:p>
          </draw:text-box>
        </draw:frame>
        <draw:frame draw:style-name="gr3" draw:text-style-name="P7" draw:layer="layout" svg:width="6.323cm" svg:height="1.934cm" svg:x="1.677cm" svg:y="5.066cm">
          <draw:text-box>
            <text:p text:id="id29" text:style-name="P2"><text:span text:style-name="T37">echo Command</text:span></text:p>
            <text:p text:style-name="P2"><text:span text:style-name="T19"/></text:p>
          </draw:text-box>
        </draw:frame>
        <draw:frame draw:style-name="gr5" draw:text-style-name="P14" draw:layer="layout" svg:width="14cm" svg:height="1.119cm" svg:x="4cm" svg:y="6.381cm">
          <draw:text-box>
            <text:p text:id="id30" text:style-name="P2"><text:span text:style-name="T36">echo [options] [string, variables...]</text:span></text:p>
          </draw:text-box>
        </draw:frame>
        <draw:frame draw:style-name="gr9" draw:text-style-name="P6" draw:layer="layout" svg:width="4.652cm" svg:height="2.5cm" svg:x="2cm" svg:y="8cm">
          <draw:text-box>
            <text:p text:id="id31" text:style-name="P2"><text:span text:style-name="T39">Options</text:span></text:p>
          </draw:text-box>
        </draw:frame>
        <draw:frame draw:style-name="gr10" draw:text-style-name="P14" draw:layer="layout" svg:width="23cm" svg:height="11.481cm" svg:x="3cm" svg:y="9.019cm">
          <draw:text-box>
            <text:p text:id="id32" text:style-name="P2"><text:span text:style-name="T40">-n Do not output the trailing new line.</text:span></text:p>
            <text:p text:id="id33" text:style-name="P2"><text:span text:style-name="T40">-e Enable interpretation of the following backslash escaped characters in the strings:</text:span></text:p>
            <text:p text:id="id34" text:style-name="P2"><text:span text:style-name="T40">\a alert (bell)</text:span></text:p>
            <text:p text:id="id35" text:style-name="P2"><text:span text:style-name="T40">\b backspace</text:span></text:p>
            <text:p text:id="id36" text:style-name="P2"><text:span text:style-name="T40">\c suppress trailing new line</text:span></text:p>
            <text:p text:id="id37" text:style-name="P2"><text:span text:style-name="T40">\n new line</text:span></text:p>
            <text:p text:id="id38" text:style-name="P2"><text:span text:style-name="T40">\r carriage return</text:span></text:p>
            <text:p text:id="id39" text:style-name="P2"><text:span text:style-name="T40">\t horizontal tab</text:span></text:p>
            <text:p text:id="id40" text:style-name="P2"><text:span text:style-name="T40">\\ backslas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7" draw:layer="layout" svg:width="6.378cm" svg:height="1.934cm" svg:x="2.5cm" svg:y="1.066cm">
          <draw:text-box>
            <text:p text:id="id41" text:style-name="P2"><text:span text:style-name="T37">Shell Arithmetic</text:span></text:p>
            <text:p text:style-name="P2"><text:span text:style-name="T19"/></text:p>
          </draw:text-box>
        </draw:frame>
        <draw:frame draw:style-name="gr5" draw:text-style-name="P14" draw:layer="layout" svg:width="12.723cm" svg:height="1.119cm" svg:x="4.5cm" svg:y="2.5cm">
          <draw:text-box>
            <text:p text:id="id42" text:style-name="P2"><text:span text:style-name="T36">expr op1 math-operator op2</text:span></text:p>
          </draw:text-box>
        </draw:frame>
        <draw:frame draw:style-name="gr3" draw:text-style-name="P7" draw:layer="layout" svg:width="7.703cm" svg:height="1.934cm" svg:x="2.297cm" svg:y="4.5cm">
          <draw:text-box>
            <text:p text:id="id43" text:style-name="P2"><text:span text:style-name="T37">The read Statement</text:span></text:p>
            <text:p text:style-name="P2"><text:span text:style-name="T19"/></text:p>
          </draw:text-box>
        </draw:frame>
        <draw:frame draw:style-name="gr8" draw:text-style-name="P15" draw:layer="layout" svg:width="15.402cm" svg:height="2.559cm" svg:x="4.598cm" svg:y="5.5cm">
          <draw:text-box>
            <text:p text:id="id44" text:style-name="P2"><text:span text:style-name="T24">Syntax: </text:span></text:p>
            <text:p text:id="id45" text:style-name="P2"><text:span text:style-name="T24">read variable</text:span></text:p>
          </draw:text-box>
        </draw:frame>
        <draw:frame draw:style-name="gr11" draw:text-style-name="P7" draw:layer="layout" svg:width="23.963cm" svg:height="5.534cm" svg:x="2.537cm" svg:y="9.438cm">
          <draw:text-box>
            <text:p text:id="id46" text:style-name="P2"><text:span text:style-name="T41">Why Command Line arguments required</text:span></text:p>
            <text:p text:id="id47" text:style-name="P2"><text:span text:style-name="T36">Telling the command/utility which option to use.</text:span></text:p>
            <text:p text:id="id48" text:style-name="P2"><text:span text:style-name="T36">Informing the utility/command which file or group of files to process (reading/writing of files).</text:span></text:p>
            <text:p text:style-name="P2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7" draw:layer="layout" svg:width="24.899cm" svg:height="1.934cm" svg:x="1.101cm" svg:y="1.5cm">
          <draw:text-box>
            <text:p text:id="id49" text:style-name="P2"><text:span text:style-name="T37">Redirection of Standard output/input i.e. Input - Output redirection</text:span></text:p>
            <text:p text:style-name="P2"><text:span text:style-name="T19"/></text:p>
          </draw:text-box>
        </draw:frame>
        <draw:frame draw:style-name="gr5" draw:text-style-name="P14" draw:id="id50" draw:layer="layout" svg:width="10.905cm" svg:height="1.195cm" svg:x="3.595cm" svg:y="3.5cm">
          <draw:text-box>
            <text:p text:style-name="P2"><text:span text:style-name="T24">(1) &gt; Redirector Symbol</text:span></text:p>
          </draw:text-box>
        </draw:frame>
        <draw:frame draw:style-name="gr5" draw:text-style-name="P14" draw:layer="layout" svg:width="10.507cm" svg:height="1.119cm" svg:x="3.993cm" svg:y="5.881cm">
          <draw:text-box>
            <text:p text:id="id51" text:style-name="P2"><text:span text:style-name="T36">(2) &gt;&gt; Redirector Symbol</text:span></text:p>
          </draw:text-box>
        </draw:frame>
        <draw:frame draw:style-name="gr5" draw:text-style-name="P14" draw:layer="layout" svg:width="9.905cm" svg:height="1.119cm" svg:x="4.5cm" svg:y="8.381cm">
          <draw:text-box>
            <text:p text:id="id52" text:style-name="P2"><text:span text:style-name="T36">(3) &lt; Redirector Symbol</text:span></text:p>
          </draw:text-box>
        </draw:frame>
        <draw:frame draw:style-name="gr12" draw:text-style-name="P7" draw:layer="layout" svg:width="25cm" svg:height="4.089cm" svg:x="1.5cm" svg:y="11cm">
          <draw:text-box>
            <text:p text:id="id53" text:style-name="P2"><text:span text:style-name="T37">Pipes</text:span></text:p>
            <text:p text:id="id54" text:style-name="P16"><text:span text:style-name="T36">A pipe is a way to connect the output of one program to the input of another program without any temporary file.</text:span></text:p>
            <text:p text:style-name="P16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3" draw:text-style-name="P7" draw:layer="layout" svg:width="10.36cm" svg:height="2.301cm" svg:x="2cm" svg:y="1.199cm">
          <draw:text-box>
            <text:p text:id="id55" text:style-name="P2"><text:span text:style-name="T37">What are Processes</text:span></text:p>
            <text:p text:style-name="P2"><text:span text:style-name="T19"/></text:p>
          </draw:text-box>
        </draw:frame>
        <draw:frame draw:style-name="gr14" draw:text-style-name="P14" draw:layer="layout" svg:width="20cm" svg:height="4.027cm" svg:x="3cm" svg:y="4cm">
          <draw:text-box>
            <text:p text:id="id56" text:style-name="P2"><text:span text:style-name="T24">"A process is program (command given by user) to perform specific Job. In Linux when you start process, it gives a number to a process (called PID or process-id), PID starts from 0 to 65535.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7" draw:layer="layout" svg:width="7.185cm" svg:height="2.009cm" svg:x="1.815cm" svg:y="1.066cm">
          <draw:text-box>
            <text:p text:id="id57" text:style-name="P2"><text:span text:style-name="T42">if condition</text:span></text:p>
            <text:p text:style-name="P2"><text:span text:style-name="T19"/></text:p>
          </draw:text-box>
        </draw:frame>
        <draw:frame draw:style-name="gr15" draw:text-style-name="P18" draw:layer="layout" svg:width="23.714cm" svg:height="12.312cm" svg:x="2.286cm" svg:y="2.5cm">
          <draw:text-box>
            <text:p text:id="id58" text:style-name="P16"><text:span text:style-name="T43">Syntax:</text:span></text:p>
            <text:p text:id="id59" text:style-name="P17"><text:span text:style-name="T44"><text:s text:c="8"/></text:span><text:span text:style-name="T44">if condition</text:span></text:p>
            <text:p text:id="id60" text:style-name="P17"><text:span text:style-name="T44"><text:s text:c="8"/></text:span><text:span text:style-name="T44">then</text:span></text:p>
            <text:p text:id="id61" text:style-name="P17"><text:span text:style-name="T44"><text:s text:c="16"/></text:span><text:span text:style-name="T44">command1 if condition is true or if exit status</text:span></text:p>
            <text:p text:id="id62" text:style-name="P17"><text:span text:style-name="T44"><text:s text:c="16"/></text:span><text:span text:style-name="T44">of condition is 0 (zero)</text:span></text:p>
            <text:p text:id="id63" text:style-name="P17"><text:span text:style-name="T44"><text:s text:c="16"/></text:span><text:span text:style-name="T44">...</text:span></text:p>
            <text:p text:id="id64" text:style-name="P17"><text:span text:style-name="T44"><text:s text:c="16"/></text:span><text:span text:style-name="T44">...</text:span></text:p>
            <text:p text:id="id65" text:style-name="P17"><text:span text:style-name="T44"><text:tab/></text:span><text:span text:style-name="T44"><text:tab/></text:span><text:span text:style-name="T44"> </text:span><text:span text:style-name="T44">elif condition</text:span></text:p>
            <text:p text:id="id66" text:style-name="P17"><text:span text:style-name="T44"><text:tab/></text:span><text:span text:style-name="T44"><text:tab/></text:span><text:span text:style-name="T44"> </text:span><text:span text:style-name="T44">then</text:span></text:p>
            <text:p text:id="id67" text:style-name="P17"><text:span text:style-name="T44"><text:tab/></text:span><text:span text:style-name="T44"><text:tab/></text:span><text:span text:style-name="T44"><text:tab/></text:span><text:span text:style-name="T44"><text:tab/></text:span><text:span text:style-name="T44">Statements</text:span></text:p>
            <text:p text:id="id68" text:style-name="P17"><text:span text:style-name="T44"><text:tab/></text:span><text:span text:style-name="T44"><text:tab/></text:span><text:span text:style-name="T44"><text:tab/></text:span><text:span text:style-name="T44"><text:tab/></text:span><text:span text:style-name="T44">...</text:span></text:p>
            <text:p text:id="id69" text:style-name="P17"><text:span text:style-name="T44"><text:tab/></text:span><text:span text:style-name="T44"><text:tab/></text:span><text:span text:style-name="T44"><text:tab/></text:span><text:span text:style-name="T44"><text:tab/></text:span><text:span text:style-name="T44">...</text:span></text:p>
            <text:p text:id="id70" text:style-name="P17"><text:span text:style-name="T44"><text:tab/></text:span><text:span text:style-name="T44"><text:tab/></text:span><text:span text:style-name="T44"> </text:span><text:span text:style-name="T44">else</text:span></text:p>
            <text:p text:id="id71" text:style-name="P17"><text:span text:style-name="T44"><text:tab/></text:span><text:span text:style-name="T44"><text:tab/></text:span><text:span text:style-name="T44"><text:tab/></text:span><text:span text:style-name="T44"><text:tab/></text:span><text:span text:style-name="T44">statements</text:span><text:span text:style-name="T44"><text:tab/></text:span></text:p>
            <text:p text:id="id72" text:style-name="P17"><text:span text:style-name="T44"><text:tab/></text:span><text:span text:style-name="T44"><text:tab/></text:span><text:span text:style-name="T44"><text:tab/></text:span><text:span text:style-name="T44"><text:tab/></text:span><text:span text:style-name="T44">...</text:span></text:p>
            <text:p text:id="id73" text:style-name="P17"><text:span text:style-name="T44"><text:tab/></text:span><text:span text:style-name="T44"><text:tab/></text:span><text:span text:style-name="T44"><text:tab/></text:span><text:span text:style-name="T44"><text:tab/></text:span><text:span text:style-name="T44">...</text:span><text:span text:style-name="T44"><text:tab/></text:span><text:span text:style-name="T44"><text:tab/></text:span><text:span text:style-name="T44"> </text:span></text:p>
            <text:p text:id="id74" text:style-name="P17"><text:span text:style-name="T44"><text:tab/></text:span><text:span text:style-name="T44"><text:tab/></text:span><text:span text:style-name="T44"> </text:span><text:span text:style-name="T44">fi </text:span></text:p>
            <text:p text:id="id75" text:style-name="P17"><text:span text:style-name="T44"><text:tab/></text:span><text:span text:style-name="T44"><text:tab/></text:span><text:span text:style-name="T44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19" draw:layer="layout" svg:width="12.5cm" svg:height="2.009cm" svg:x="2cm" svg:y="1.566cm">
          <draw:text-box>
            <text:p text:id="id76" text:style-name="P2"><text:span text:style-name="T42">Loops in Shell Scripts</text:span></text:p>
            <text:p text:style-name="P2"><text:span text:style-name="T45"/></text:p>
          </draw:text-box>
        </draw:frame>
        <draw:frame draw:style-name="gr3" draw:text-style-name="P19" draw:layer="layout" svg:width="7cm" svg:height="2.009cm" svg:x="3cm" svg:y="3.566cm">
          <draw:text-box>
            <text:p text:id="id77" text:style-name="P2"><text:span text:style-name="T42">for Loop</text:span></text:p>
            <text:p text:style-name="P2"><text:span text:style-name="T45"/></text:p>
          </draw:text-box>
        </draw:frame>
        <draw:frame draw:style-name="gr15" draw:text-style-name="P14" draw:layer="layout" svg:width="28cm" svg:height="5.31cm" svg:x="0cm" svg:y="5cm">
          <draw:text-box>
            <text:p text:id="id78" text:style-name="P2"><text:span text:style-name="T43"><text:tab/></text:span><text:span text:style-name="T43"><text:tab/></text:span><text:span text:style-name="T43"> <text:s text:c="3"/></text:span><text:span text:style-name="T43">Syntax:</text:span></text:p>
            <text:p text:id="id79" text:style-name="P17"><text:span text:style-name="T44"><text:s text:c="12"/></text:span><text:span text:style-name="T44">for { variable name } in { list }</text:span></text:p>
            <text:p text:id="id80" text:style-name="P17"><text:span text:style-name="T44"><text:s text:c="12"/></text:span><text:span text:style-name="T44">do</text:span></text:p>
            <text:p text:id="id81" text:style-name="P17"><text:span text:style-name="T44"><text:s text:c="21"/></text:span><text:span text:style-name="T44">execute one for each item in the list until the list is</text:span></text:p>
            <text:p text:id="id82" text:style-name="P17"><text:span text:style-name="T44"><text:s text:c="21"/></text:span><text:span text:style-name="T44">not finished (And repeat all statement between do and done)</text:span></text:p>
            <text:p text:id="id83" text:style-name="P17"><text:span text:style-name="T44"><text:s text:c="12"/></text:span><text:span text:style-name="T44">done</text:span></text:p>
            <text:p text:style-name="P17"><text:span text:style-name="T46"/></text:p>
            <text:p text:style-name="P17"><text:span text:style-name="T46"/></text:p>
          </draw:text-box>
        </draw:frame>
        <draw:frame draw:style-name="gr3" draw:text-style-name="P19" draw:layer="layout" svg:width="8.295cm" svg:height="2.009cm" svg:x="3.205cm" svg:y="10cm">
          <draw:text-box>
            <text:p text:id="id84" text:style-name="P2"><text:span text:style-name="T42">while loop</text:span></text:p>
            <text:p text:style-name="P2"><text:span text:style-name="T45"/></text:p>
          </draw:text-box>
        </draw:frame>
        <draw:frame draw:style-name="gr16" draw:text-style-name="P18" draw:layer="layout" svg:width="23.852cm" svg:height="7.266cm" svg:x="2.648cm" svg:y="12.394cm">
          <draw:text-box>
            <text:p text:id="id85" text:style-name="P16"><text:span text:style-name="T43"><text:s text:c="4"/></text:span><text:span text:style-name="T43">Syntax:</text:span></text:p>
            <text:p text:id="id86" text:style-name="P17"><text:span text:style-name="T44"><text:s text:c="11"/></text:span><text:span text:style-name="T44">while [ condition ]</text:span></text:p>
            <text:p text:id="id87" text:style-name="P17"><text:span text:style-name="T44"><text:s text:c="11"/></text:span><text:span text:style-name="T44">do</text:span></text:p>
            <text:p text:id="id88" text:style-name="P17"><text:span text:style-name="T44"><text:s text:c="17"/></text:span><text:span text:style-name="T44">command1</text:span></text:p>
            <text:p text:id="id89" text:style-name="P17"><text:span text:style-name="T44"><text:s text:c="17"/></text:span><text:span text:style-name="T44">command2</text:span></text:p>
            <text:p text:id="id90" text:style-name="P17"><text:span text:style-name="T44"><text:s text:c="17"/></text:span><text:span text:style-name="T44">command3</text:span></text:p>
            <text:p text:id="id91" text:style-name="P17"><text:span text:style-name="T44"><text:s text:c="17"/></text:span><text:span text:style-name="T44">..</text:span></text:p>
            <text:p text:id="id92" text:style-name="P17"><text:span text:style-name="T44"><text:s text:c="17"/></text:span><text:span text:style-name="T44">....</text:span></text:p>
            <text:p text:id="id93" text:style-name="P17"><text:span text:style-name="T44"><text:s text:c="12"/></text:span><text:span text:style-name="T44">done</text:span></text:p>
            <text:p text:style-name="P17"><text:span text:style-name="T46"/></text:p>
            <text:p text:style-name="P17"><text:span text:style-name="T4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/>
                  <anim:animate smil:dur="0.5s" smil:fill="hold" smil:targetElement="id8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/>
                  <anim:animate smil:dur="0.5s" smil:fill="hold" smil:targetElement="id8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/>
                  <anim:animate smil:dur="0.5s" smil:fill="hold" smil:targetElement="id8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/>
                  <anim:animate smil:dur="0.5s" smil:fill="hold" smil:targetElement="id8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x;x" smil:keyTimes="0;1"/>
                  <anim:animate smil:dur="0.5s" smil:fill="hold" smil:targetElement="id9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/>
                  <anim:animate smil:dur="0.5s" smil:fill="hold" smil:targetElement="id9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/>
                  <anim:animate smil:dur="0.5s" smil:fill="hold" smil:targetElement="id9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19" draw:layer="layout" svg:width="11.792cm" svg:height="2.009cm" svg:x="1.708cm" svg:y="1cm">
          <draw:text-box>
            <text:p text:id="id94" text:style-name="P2"><text:span text:style-name="T42">The case Statement</text:span></text:p>
            <text:p text:style-name="P2"><text:span text:style-name="T45"/></text:p>
          </draw:text-box>
        </draw:frame>
        <draw:frame draw:style-name="gr17" draw:text-style-name="P14" draw:layer="layout" svg:width="17.386cm" svg:height="14.578cm" svg:x="2.614cm" svg:y="2.5cm">
          <draw:text-box>
            <text:p text:id="id95" text:style-name="P2"><text:span text:style-name="T23">Syntax:</text:span></text:p>
            <text:p text:id="id96" text:style-name="P17"><text:span text:style-name="T47"><text:s text:c="11"/></text:span><text:span text:style-name="T47">case <text:s/>$variable-name <text:s/>in</text:span></text:p>
            <text:p text:id="id97" text:style-name="P17"><text:span text:style-name="T47"><text:s text:c="16"/></text:span><text:span text:style-name="T47">pattern1) <text:s text:c="2"/>command</text:span></text:p>
            <text:p text:id="id98" text:style-name="P17"><text:span text:style-name="T47"><text:s text:c="32"/></text:span><text:span text:style-name="T47">...</text:span></text:p>
            <text:p text:id="id99" text:style-name="P17"><text:span text:style-name="T47"><text:s text:c="32"/></text:span><text:span text:style-name="T47">..</text:span></text:p>
            <text:p text:id="id100" text:style-name="P17"><text:span text:style-name="T47"><text:s text:c="32"/></text:span><text:span text:style-name="T47">command;;</text:span></text:p>
            <text:p text:id="id101" text:style-name="P17"><text:span text:style-name="T47"><text:s text:c="16"/></text:span><text:span text:style-name="T47">pattern2) <text:s text:c="2"/>command</text:span></text:p>
            <text:p text:id="id102" text:style-name="P17"><text:span text:style-name="T47"><text:s text:c="32"/></text:span><text:span text:style-name="T47">...</text:span></text:p>
            <text:p text:id="id103" text:style-name="P17"><text:span text:style-name="T47"><text:s text:c="32"/></text:span><text:span text:style-name="T47">..</text:span></text:p>
            <text:p text:id="id104" text:style-name="P17"><text:span text:style-name="T47"><text:s text:c="32"/></text:span><text:span text:style-name="T47">command;;</text:span></text:p>
            <text:p text:id="id105" text:style-name="P17"><text:span text:style-name="T47"><text:s text:c="16"/></text:span><text:span text:style-name="T47">patternN) <text:s text:c="2"/>command</text:span></text:p>
            <text:p text:id="id106" text:style-name="P17"><text:span text:style-name="T47"><text:s text:c="32"/></text:span><text:span text:style-name="T47">...</text:span></text:p>
            <text:p text:id="id107" text:style-name="P17"><text:span text:style-name="T47"><text:s text:c="32"/></text:span><text:span text:style-name="T47">..</text:span></text:p>
            <text:p text:id="id108" text:style-name="P17"><text:span text:style-name="T47"><text:s text:c="32"/></text:span><text:span text:style-name="T47">command;;</text:span></text:p>
            <text:p text:id="id109" text:style-name="P17"><text:span text:style-name="T47"><text:s text:c="16"/></text:span><text:span text:style-name="T47">*) <text:s text:c="12"/>command</text:span></text:p>
            <text:p text:id="id110" text:style-name="P17"><text:span text:style-name="T47"><text:s text:c="32"/></text:span><text:span text:style-name="T47">...</text:span></text:p>
            <text:p text:id="id111" text:style-name="P17"><text:span text:style-name="T47"><text:s text:c="32"/></text:span><text:span text:style-name="T47">..</text:span></text:p>
            <text:p text:id="id112" text:style-name="P17"><text:span text:style-name="T47"><text:s text:c="32"/></text:span><text:span text:style-name="T47">command;;</text:span></text:p>
            <text:p text:id="id113" text:style-name="P17"><text:span text:style-name="T47"><text:s text:c="11"/></text:span><text:span text:style-name="T47">esa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x;x" smil:keyTimes="0;1"/>
                  <anim:animate smil:dur="0.5s" smil:fill="hold" smil:targetElement="id9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/>
                  <anim:animate smil:dur="0.5s" smil:fill="hold" smil:targetElement="id9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x" smil:values="x;x" smil:keyTimes="0;1"/>
                  <anim:animate smil:dur="0.5s" smil:fill="hold" smil:targetElement="id9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x" smil:values="x;x" smil:keyTimes="0;1"/>
                  <anim:animate smil:dur="0.5s" smil:fill="hold" smil:targetElement="id10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/>
                  <anim:animate smil:dur="0.5s" smil:fill="hold" smil:targetElement="id10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/>
                  <anim:animate smil:dur="0.5s" smil:fill="hold" smil:targetElement="id10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/>
                  <anim:animate smil:dur="0.5s" smil:fill="hold" smil:targetElement="id10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x;x" smil:keyTimes="0;1"/>
                  <anim:animate smil:dur="0.5s" smil:fill="hold" smil:targetElement="id10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/>
                  <anim:animate smil:dur="0.5s" smil:fill="hold" smil:targetElement="id1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/>
                  <anim:animate smil:dur="0.5s" smil:fill="hold" smil:targetElement="id1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/>
                  <anim:animate smil:dur="0.5s" smil:fill="hold" smil:targetElement="id1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3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CCSJCE </meta:initial-creator>
    <meta:creation-date>2012-02-22T06:07:20</meta:creation-date>
    <meta:editing-duration>PT06H36M21S</meta:editing-duration>
    <meta:editing-cycles>70</meta:editing-cycles>
    <dc:date>2012-02-23T15:55:24</dc:date>
    <dc:creator>LCCSJCE </dc:creator>
    <meta:generator>OpenOffice.org/3.2$Linux OpenOffice.org_project/320m12$Build-9483</meta:generator>
    <meta:document-statistic meta:object-count="104"/>
  </office:meta>
</office:document-meta>
</file>